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utura light" svg:font-family="'Futura light'" style:font-family-generic="roman" style:font-pitch="variable"/>
    <style:font-face style:name="Futura-Light" svg:font-family="Futura-Light" style:font-family-generic="roman" style:font-pitch="variable"/>
    <style:font-face style:name="Geneva" svg:font-family="Genev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5.187cm" fo:margin-left="-0.106cm" fo:margin-top="0cm" fo:margin-bottom="0cm" table:align="left" style:writing-mode="lr-tb"/>
    </style:style>
    <style:style style:name="Tabla1.A" style:family="table-column">
      <style:table-column-properties style:column-width="1.111cm"/>
    </style:style>
    <style:style style:name="Tabla1.B" style:family="table-column">
      <style:table-column-properties style:column-width="1.363cm"/>
    </style:style>
    <style:style style:name="Tabla1.C" style:family="table-column">
      <style:table-column-properties style:column-width="2.669cm"/>
    </style:style>
    <style:style style:name="Tabla1.D" style:family="table-column">
      <style:table-column-properties style:column-width="4.355cm"/>
    </style:style>
    <style:style style:name="Tabla1.E" style:family="table-column">
      <style:table-column-properties style:column-width="2.408cm"/>
    </style:style>
    <style:style style:name="Tabla1.F" style:family="table-column">
      <style:table-column-properties style:column-width="3.281cm"/>
    </style:style>
    <style:style style:name="Tabla1.1" style:family="table-row">
      <style:table-row-properties style:min-row-height="0.452cm" fo:keep-together="auto"/>
    </style:style>
    <style:style style:name="Tabla1.A1" style:family="table-cell">
      <style:table-cell-properties style:vertical-align="bottom" fo:background-color="#b4c7dc" fo:padding-left="0.053cm" fo:padding-right="0.053cm" fo:padding-top="0cm" fo:padding-bottom="0cm" fo:border="none">
        <style:background-image/>
      </style:table-cell-properties>
    </style:style>
    <style:style style:name="Tabla1.A2" style:family="table-cell">
      <style:table-cell-properties style:vertical-align="bottom" fo:background-color="transparent" fo:padding-left="0.053cm" fo:padding-right="0.053cm" fo:padding-top="0cm" fo:padding-bottom="0cm" fo:border="none">
        <style:background-image/>
      </style:table-cell-properties>
    </style:style>
    <style:style style:name="Tabla1.B2" style:family="table-cell" style:data-style-name="N0">
      <style:table-cell-properties style:vertical-align="bottom" fo:background-color="transparent" fo:padding-left="0.053cm" fo:padding-right="0.053cm" fo:padding-top="0cm" fo:padding-bottom="0cm" fo:border="none">
        <style:background-image/>
      </style:table-cell-properties>
    </style:style>
    <style:style style:name="P1" style:family="paragraph" style:parent-style-name="List_20_Paragraph">
      <style:text-properties style:font-name="Futura light" fo:font-size="10pt" style:font-name-asian="Calibri1" style:font-size-asian="10pt" style:font-size-complex="11pt"/>
    </style:style>
    <style:style style:name="P2" style:family="paragraph" style:parent-style-name="List_20_Paragraph">
      <style:paragraph-properties fo:line-height="105%" fo:text-align="justify" style:justify-single-word="false"/>
      <style:text-properties style:font-name="Futura light" fo:font-size="10pt" style:font-name-asian="Calibri1" style:font-size-asian="10pt" style:font-size-complex="11pt"/>
    </style:style>
    <style:style style:name="P3" style:family="paragraph" style:parent-style-name="Standard">
      <style:paragraph-properties fo:line-height="105%" fo:text-align="justify" style:justify-single-word="false"/>
      <style:text-properties style:font-name="Futura-Light" fo:font-size="10pt" style:font-name-asian="Calibri1" style:font-size-asian="10pt" style:font-size-complex="11pt"/>
    </style:style>
    <style:style style:name="P4" style:family="paragraph" style:parent-style-name="Standard">
      <style:paragraph-properties fo:line-height="105%" fo:text-align="end" style:justify-single-word="false"/>
      <style:text-properties style:font-name="Futura-Light" fo:font-size="10pt" style:font-name-asian="Calibri1" style:font-size-asian="10pt" style:font-size-complex="11pt"/>
    </style:style>
    <style:style style:name="P5" style:family="paragraph" style:parent-style-name="Standard">
      <style:paragraph-properties fo:line-height="105%" fo:text-align="justify" style:justify-single-word="false"/>
      <style:text-properties style:font-name="Futura-Light" fo:font-size="10pt" fo:language="es" fo:country="EC" style:font-name-asian="Calibri1" style:font-size-asian="10pt" style:font-name-complex="Times New Roman1" style:font-size-complex="11pt"/>
    </style:style>
    <style:style style:name="P6" style:family="paragraph" style:parent-style-name="Standard">
      <style:paragraph-properties fo:line-height="105%" fo:text-align="justify" style:justify-single-word="false"/>
      <style:text-properties style:font-name="Futura-Light" fo:font-size="10pt" fo:language="es" fo:country="EC" fo:font-weight="bold" style:font-name-asian="Calibri1" style:font-size-asian="10pt" style:font-weight-asian="bold" style:font-name-complex="Times New Roman1" style:font-size-complex="11pt" style:font-weight-complex="bold"/>
    </style:style>
    <style:style style:name="P7" style:family="paragraph" style:parent-style-name="Standard">
      <style:paragraph-properties fo:line-height="105%" fo:text-align="justify" style:justify-single-word="false"/>
    </style:style>
    <style:style style:name="P8" style:family="paragraph" style:parent-style-name="Standard">
      <style:paragraph-properties fo:line-height="105%" fo:text-align="center" style:justify-single-word="false"/>
    </style:style>
    <style:style style:name="P9" style:family="paragraph" style:parent-style-name="Standard">
      <style:paragraph-properties fo:line-height="105%" fo:text-align="justify" style:justify-single-word="false"/>
      <style:text-properties style:font-name="Futura light" fo:font-size="10pt" style:font-name-asian="Calibri1" style:font-size-asian="10pt" style:font-size-complex="11pt"/>
    </style:style>
    <style:style style:name="P10" style:family="paragraph" style:parent-style-name="Standard">
      <style:paragraph-properties fo:line-height="105%" fo:text-align="justify" style:justify-single-word="false"/>
      <style:text-properties style:font-name="Futura light" fo:font-size="10pt" style:font-name-asian="Calibri1" style:font-size-asian="10pt"/>
    </style:style>
    <style:style style:name="P11" style:family="paragraph" style:parent-style-name="Standard">
      <style:paragraph-properties fo:line-height="105%" fo:text-align="center" style:justify-single-word="false"/>
      <style:text-properties style:font-name="Futura light" fo:font-size="10pt" style:font-name-asian="Calibri1" style:font-size-asian="10pt"/>
    </style:style>
    <style:style style:name="P12" style:family="paragraph" style:parent-style-name="Standard">
      <style:paragraph-properties fo:line-height="105%" fo:text-align="justify" style:justify-single-word="false"/>
      <style:text-properties style:font-name="Futura light" fo:font-size="10pt" officeooo:rsid="000adf9f" officeooo:paragraph-rsid="000adf9f" style:font-name-asian="Calibri1" style:font-size-asian="10pt"/>
    </style:style>
    <style:style style:name="P13" style:family="paragraph" style:parent-style-name="Standard">
      <style:text-properties style:font-name="Futura light" fo:font-size="10pt" fo:font-weight="bold" style:font-name-asian="Calibri1" style:font-size-asian="10pt" style:font-weight-asian="bold"/>
    </style:style>
    <style:style style:name="P14" style:family="paragraph" style:parent-style-name="Standard">
      <style:paragraph-properties fo:line-height="105%" fo:text-align="justify" style:justify-single-word="false"/>
      <style:text-properties style:font-name="Futura light" fo:font-size="10pt" fo:font-weight="bold" style:font-name-asian="Calibri1" style:font-size-asian="10pt" style:font-weight-asian="bold" style:font-weight-complex="bold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fo:color="#000000" fo:font-size="9pt" fo:font-weight="bold" officeooo:rsid="000bfaef" officeooo:paragraph-rsid="000bfaef" fo:background-color="transparent" style:font-size-asian="9pt" style:font-weight-asian="bold" style:font-size-complex="9pt" style:font-weight-complex="bold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fo:color="#000000" fo:font-size="9pt" fo:font-weight="bold" officeooo:rsid="0013b724" officeooo:paragraph-rsid="0013b724" fo:background-color="transparent" style:font-size-asian="9pt" style:font-weight-asian="bold" style:font-size-complex="9pt" style:font-weight-complex="bold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Geneva" fo:font-size="9pt" fo:language="es" fo:country="EC" fo:font-weight="bold" officeooo:rsid="00121358" officeooo:paragraph-rsid="00121358" fo:background-color="transparent" style:font-name-asian="Times New Roman1" style:font-size-asian="9pt" style:font-weight-asian="bold" style:font-name-complex="Times New Roman1" style:font-size-complex="9pt" style:font-weight-complex="bold"/>
    </style:style>
    <style:style style:name="P18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normal" officeooo:rsid="001c471f" officeooo:paragraph-rsid="000adf9f" style:font-name-asian="Calibri1" style:font-size-asian="10pt" style:font-weight-asian="normal" style:font-size-complex="11pt" style:font-weight-complex="normal"/>
    </style:style>
    <style:style style:name="P19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bold" officeooo:paragraph-rsid="000adf9f" style:font-name-asian="Calibri1" style:font-size-asian="10pt" style:font-weight-asian="bold" style:font-size-complex="11pt" style:font-weight-complex="bold"/>
    </style:style>
    <style:style style:name="P20" style:family="paragraph" style:parent-style-name="Standard_20__28_user_29_">
      <style:paragraph-properties fo:line-height="104%" fo:text-align="justify" style:justify-single-word="false"/>
      <style:text-properties style:font-name="Futura-Light" fo:font-size="10pt" officeooo:paragraph-rsid="000adf9f" style:font-name-asian="Calibri1" style:font-size-asian="10pt" style:font-size-complex="11pt"/>
    </style:style>
    <style:style style:name="P21" style:family="paragraph" style:parent-style-name="Table_20_Contents">
      <style:text-properties fo:color="#000000" fo:font-size="9pt" style:font-size-asian="9pt" style:font-size-complex="9pt"/>
    </style:style>
    <style:style style:name="P22" style:family="paragraph" style:parent-style-name="Table_20_Contents">
      <style:paragraph-properties fo:text-align="start" style:justify-single-word="false"/>
      <style:text-properties fo:color="#000000" fo:font-size="9pt" style:font-size-asian="9pt" style:font-size-complex="9pt"/>
    </style:style>
    <style:style style:name="P23" style:family="paragraph" style:parent-style-name="Table_20_Contents">
      <style:paragraph-properties fo:text-align="end" style:justify-single-word="false"/>
      <style:text-properties fo:color="#000000" fo:font-size="9pt" style:font-size-asian="9pt" style:font-size-complex="9pt"/>
    </style:style>
    <style:style style:name="P24" style:family="paragraph" style:parent-style-name="Table_20_Contents">
      <style:paragraph-properties fo:text-align="end" style:justify-single-word="false"/>
      <style:text-properties fo:color="#000000" fo:font-size="9pt" fo:font-weight="bold" style:font-size-asian="9pt" style:font-weight-asian="bold" style:font-size-complex="9pt" style:font-weight-complex="bold"/>
    </style:style>
    <style:style style:name="P25" style:family="paragraph" style:parent-style-name="Table_20_Contents">
      <style:text-properties fo:color="#000000" fo:font-size="9pt" fo:font-weight="bold" officeooo:rsid="0013b724" officeooo:paragraph-rsid="0013b724" style:font-size-asian="9pt" style:font-weight-asian="bold" style:font-size-complex="9pt" style:font-weight-complex="bold"/>
    </style:style>
    <style:style style:name="P26" style:family="paragraph" style:parent-style-name="Standard" style:master-page-name="Standard">
      <style:paragraph-properties fo:line-height="105%" fo:text-align="end" style:justify-single-word="false" style:page-number="auto"/>
      <style:text-properties style:font-name="Futura-Light" fo:font-size="10pt" style:font-name-asian="Calibri1" style:font-size-asian="10pt" style:font-size-complex="11pt"/>
    </style:style>
    <style:style style:name="P27" style:family="paragraph" style:parent-style-name="Standard" style:master-page-name="Converted1">
      <style:paragraph-properties fo:line-height="105%" fo:text-align="justify" style:justify-single-word="false" style:page-number="auto"/>
    </style:style>
    <style:style style:name="P28" style:family="paragraph" style:parent-style-name="List_20_Paragraph" style:list-style-name="WWNum4">
      <style:paragraph-properties fo:line-height="105%" fo:text-align="justify" style:justify-single-word="false"/>
    </style:style>
    <style:style style:name="P29" style:family="paragraph" style:parent-style-name="List_20_Paragraph" style:list-style-name="WWNum4">
      <style:paragraph-properties fo:line-height="105%" fo:text-align="justify" style:justify-single-word="false"/>
      <style:text-properties style:font-name="Futura light" fo:font-size="10pt" style:font-name-asian="Calibri1" style:font-size-asian="10pt" style:font-size-complex="11pt"/>
    </style:style>
    <style:style style:name="P30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normal" officeooo:rsid="000adf9f" officeooo:paragraph-rsid="0014f19f" style:font-name-asian="Calibri1" style:font-size-asian="10pt" style:font-weight-asian="normal" style:font-size-complex="11pt" style:font-weight-complex="normal"/>
    </style:style>
    <style:style style:name="P31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normal" officeooo:rsid="0012d4cf" officeooo:paragraph-rsid="0014f19f" style:font-name-asian="Calibri1" style:font-size-asian="10pt" style:font-weight-asian="normal" style:font-size-complex="11pt" style:font-weight-complex="normal"/>
    </style:style>
    <style:style style:name="P32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bold" officeooo:rsid="001c471f" officeooo:paragraph-rsid="0014f19f" style:font-name-asian="Calibri1" style:font-size-asian="10pt" style:font-weight-asian="bold" style:font-size-complex="11pt" style:font-weight-complex="bold"/>
    </style:style>
    <style:style style:name="T1" style:family="text">
      <style:text-properties style:font-name="Futura light" fo:font-size="10pt" style:font-name-asian="Calibri1" style:font-size-asian="10pt"/>
    </style:style>
    <style:style style:name="T2" style:family="text">
      <style:text-properties style:font-name="Futura light" fo:font-size="10pt" style:font-name-asian="Calibri1" style:font-size-asian="10pt" style:font-size-complex="11pt"/>
    </style:style>
    <style:style style:name="T3" style:family="text">
      <style:text-properties style:font-name="Futura light" fo:font-size="10pt" officeooo:rsid="000adf9f" style:font-name-asian="Calibri1" style:font-size-asian="10pt" style:font-size-complex="11pt"/>
    </style:style>
    <style:style style:name="T4" style:family="text">
      <style:text-properties style:font-name="Futura light" fo:font-size="10pt" officeooo:rsid="000adf9f" style:font-name-asian="Calibri1" style:font-size-asian="10pt"/>
    </style:style>
    <style:style style:name="T5" style:family="text">
      <style:text-properties style:font-name="Futura light" fo:font-size="10pt" fo:font-weight="bold" style:font-name-asian="Calibri1" style:font-size-asian="10pt" style:font-weight-asian="bold"/>
    </style:style>
    <style:style style:name="T6" style:family="text">
      <style:text-properties style:font-name="Futura light" fo:font-size="10pt" fo:font-weight="bold" style:font-name-asian="Calibri1" style:font-size-asian="10pt" style:font-weight-asian="bold" style:font-size-complex="11pt"/>
    </style:style>
    <style:style style:name="T7" style:family="text">
      <style:text-properties style:font-name="Futura light" fo:font-size="10pt" fo:font-weight="bold" officeooo:rsid="000adf9f" style:font-name-asian="Calibri1" style:font-size-asian="10pt" style:font-weight-asian="bold" style:font-size-complex="11pt" style:font-weight-complex="bold"/>
    </style:style>
    <style:style style:name="T8" style:family="text">
      <style:text-properties style:font-name="Futura light" fo:font-size="10pt" fo:font-weight="bold" officeooo:rsid="000adf9f" style:font-name-asian="Calibri1" style:font-size-asian="10pt" style:font-weight-asian="bold" style:font-size-complex="11pt"/>
    </style:style>
    <style:style style:name="T9" style:family="text">
      <style:text-properties style:font-name="Futura light" fo:font-size="10pt" fo:language="es" fo:country="EC" fo:font-weight="bold" officeooo:rsid="000adf9f" style:font-name-asian="Calibri1" style:font-size-asian="10pt" style:font-weight-asian="bold" style:font-name-complex="Times New Roman1" style:font-size-complex="11pt"/>
    </style:style>
    <style:style style:name="T10" style:family="text">
      <style:text-properties style:font-name="Futura light" fo:font-size="10pt" fo:language="es" fo:country="EC" fo:font-weight="bold" officeooo:rsid="0013b724" style:font-name-asian="Calibri1" style:font-size-asian="10pt" style:font-weight-asian="bold" style:font-name-complex="Times New Roman1" style:font-size-complex="11pt"/>
    </style:style>
    <style:style style:name="T11" style:family="text">
      <style:text-properties style:font-name="Futura light" fo:font-size="10pt" fo:language="es" fo:country="EC" officeooo:rsid="000adf9f" style:font-name-asian="Calibri1" style:font-size-asian="10pt" style:font-name-complex="Times New Roman1" style:font-size-complex="10pt"/>
    </style:style>
    <style:style style:name="T12" style:family="text">
      <style:text-properties officeooo:rsid="001c471f"/>
    </style:style>
    <style:style style:name="T13" style:family="text">
      <style:text-properties officeooo:rsid="0012d4cf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4">Guayaquil, 30 de noviembre del 2020.</text:p>
      <text:p text:style-name="P3"/>
      <text:p text:style-name="P3"/>
      <text:p text:style-name="P3">Señores</text:p>
      <text:p text:style-name="P6">EMPACRECI S.A.</text:p>
      <text:p text:style-name="P5">Lotizacion Predios Santay Mz A-1</text:p>
      <text:p text:style-name="P5">Teléfono: 04-234 4437 / <text:s/>04-370 7110</text:p>
      <text:p text:style-name="P3">Ciudad</text:p>
      <text:p text:style-name="P3"/>
      <text:p text:style-name="P9"><text:bookmark-start text:name="_Hlk57899765"/>De nuestras consideraciones,</text:p>
      <text:p text:style-name="P9"/>
      <text:p text:style-name="P7"><text:span text:style-name="T2">En relación con la auditoría independiente de los estados financieros de </text:span><text:span text:style-name="T7">GRAFIMPAC S.A.</text:span><text:span text:style-name="T3"> </text:span><text:span text:style-name="T2">que está siendo llevada a cabo por nuestros auditores externos </text:span><text:span text:style-name="T6">CPAALMEIDA CIA. LTDA.</text:span><text:span text:style-name="T2">, por el año que terminará el 31 de diciembre del 202</text:span><text:span text:style-name="T3">1</text:span><text:span text:style-name="T2">, por medio del presente nos permitimos solicitar se sirvan confirmar, directamente a ellos, la siguiente información:</text:span></text:p>
      <text:p text:style-name="P9"/>
      <text:list xml:id="list958346085" text:style-name="WWNum4">
        <text:list-item>
          <text:p text:style-name="P28"><text:span text:style-name="T2">Según los estados financieros de nuestra Compañía, </text:span><text:span text:style-name="T6">al 31 </text:span><text:span text:style-name="T8">S</text:span><text:span text:style-name="T9">EPTIEMBRE</text:span><text:span text:style-name="T6"> del 202</text:span><text:span text:style-name="T8">1</text:span><text:span text:style-name="T2"> mantenemos un saldo a cobrar que asciende a </text:span><text:span text:style-name="T6">US$ </text:span><text:span text:style-name="T10">226.903,82</text:span><text:span text:style-name="T2"> Favor confirmar a nuestros Auditores su conformidad con este importe adeudado y, si hubiere alguna discrepancia, sírvanse proporcionarle sus observaciones al respecto.</text:span></text:p>
        </text:list-item>
      </text:list>
      <text:p text:style-name="P2"/>
      <text:list xml:id="list120616965274893" text:continue-numbering="true" text:style-name="WWNum4">
        <text:list-item>
          <text:p text:style-name="P28"><text:span text:style-name="T2">Con la presente comunicación les remitimos un estado de cuenta que contiene el detalle de todas las facturas por ventas emitidas a ustedes durante el año 202</text:span><text:span text:style-name="T3">1</text:span><text:span text:style-name="T2">. Sírvanse confirmar su conformidad con tales transacciones o, alternativamente, enviar a nuestros Auditores su detalle de compras o transacciones totales realizadas con nosotros durante el presente año.</text:span></text:p>
        </text:list-item>
      </text:list>
      <text:p text:style-name="P1"/>
      <text:list xml:id="list120616833797146" text:continue-numbering="true" text:style-name="WWNum4">
        <text:list-item>
          <text:p text:style-name="P29">Cualquier otra información que consideren importante para propósitos de la auditoría independiente, tal como anticipos pagados, condiciones de pago, etc.</text:p>
        </text:list-item>
      </text:list>
      <text:p text:style-name="P9"/>
      <text:p text:style-name="P10">Agradecemos remitir su respuesta directamente a nuestros auditores externos:</text:p>
      <text:p text:style-name="P10"/>
      <text:p text:style-name="P8"><text:span text:style-name="T5">CPAALMEIDA CIA. LTDA.</text:span><text:span text:style-name="T1">,</text:span></text:p>
      <text:p text:style-name="P11">Torres del Mall, Centro Comercial Mall del Sol, Torre B, Piso 4</text:p>
      <text:p text:style-name="P11">Teléfono 098-723-9800</text:p>
      <text:p text:style-name="P10"/>
      <text:p text:style-name="P7"><text:span text:style-name="T1">Para agilizar el proceso, esta información puede ser enviada por correo electrónico a </text:span><text:a xlink:type="simple" xlink:href="mailto:calmeida@cpalmeida.com" text:style-name="Internet_20_link" text:visited-style-name="Visited_20_Internet_20_Link"><text:span text:style-name="Internet_20_link"><text:span text:style-name="T1">calmeida@cpalmeida.com</text:span></text:span></text:a><text:span text:style-name="T1"> mientras las respuestas originales son recibidas por nuestros auditores independientes.</text:span></text:p>
      <text:p text:style-name="P10"/>
      <text:p text:style-name="P10">Atentamente,</text:p>
      <text:p text:style-name="P12"/>
      <text:p text:style-name="P19">Graficas Impacto GRAFIMPAC S.A.</text:p>
      <text:p text:style-name="P20"/>
      <text:p text:style-name="P20"/>
      <text:p text:style-name="P20"/>
      <text:p text:style-name="P20"/>
      <text:p text:style-name="P20"/>
      <text:p text:style-name="P32">JOSE <text:span text:style-name="T13">XAVIER ORBEA ARELLANO</text:span></text:p>
      <text:p text:style-name="P31">Presidente</text:p>
      <text:p text:style-name="P30"><text:bookmark-start text:name="_Hlk57801554"/>RUC: <text:bookmark-end text:name="_Hlk57801554"/><text:span text:style-name="T12">0991126864001</text:span></text:p>
      <text:p text:style-name="P14"><text:bookmark-end text:name="_Hlk57899765"/></text:p>
      <text:p text:style-name="P27"><text:span text:style-name="T1">Detalle de transacciones realizadas hasta </text:span><text:span text:style-name="T11">Septiembre</text:span><text:span text:style-name="T1"> del 202</text:span><text:span text:style-name="T4">1</text:span><text:span text:style-name="T1">.</text:span></text:p>
      <text:p text:style-name="P7"><text:span text:style-name="T1">Para propósito de Auditoria Externa de </text:span><text:span text:style-name="T11">GRAFIMPAC</text:span><text:span text:style-name="T1"> S.A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15">Tipo</text:p>
          </table:table-cell>
          <table:table-cell table:style-name="Tabla1.A1" office:value-type="string">
            <text:p text:style-name="P15">Doc.</text:p>
          </table:table-cell>
          <table:table-cell table:style-name="Tabla1.A1" office:value-type="string">
            <text:p text:style-name="P15">Fecha</text:p>
          </table:table-cell>
          <table:table-cell table:style-name="Tabla1.A1" office:value-type="string">
            <text:p text:style-name="P17">Detalle</text:p>
          </table:table-cell>
          <table:table-cell table:style-name="Tabla1.A1" office:value-type="string">
            <text:p text:style-name="P17">Facturado</text:p>
          </table:table-cell>
          <table:table-cell table:style-name="Tabla1.A1" office:value-type="string">
            <text:p text:style-name="P17">Saldo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5442">
            <text:p text:style-name="P23">75442</text:p>
          </table:table-cell>
          <table:table-cell table:style-name="Tabla1.A2" office:value-type="string">
            <text:p text:style-name="P22">2021.07.14</text:p>
          </table:table-cell>
          <table:table-cell table:style-name="Tabla1.B2" office:value-type="float" office:value="137511">
            <text:p text:style-name="P22">137511</text:p>
          </table:table-cell>
          <table:table-cell table:style-name="Tabla1.B2" office:value-type="float" office:value="5070">
            <text:p text:style-name="P23">5070</text:p>
          </table:table-cell>
          <table:table-cell table:style-name="Tabla1.B2" office:value-type="float" office:value="4981.27">
            <text:p text:style-name="P23">4981.27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5464">
            <text:p text:style-name="P23">75464</text:p>
          </table:table-cell>
          <table:table-cell table:style-name="Tabla1.A2" office:value-type="string">
            <text:p text:style-name="P22">2021.07.15</text:p>
          </table:table-cell>
          <table:table-cell table:style-name="Tabla1.B2" office:value-type="float" office:value="137536">
            <text:p text:style-name="P22">137536</text:p>
          </table:table-cell>
          <table:table-cell table:style-name="Tabla1.B2" office:value-type="float" office:value="3401.3">
            <text:p text:style-name="P23">3401.3</text:p>
          </table:table-cell>
          <table:table-cell table:style-name="Tabla1.B2" office:value-type="float" office:value="3341.78">
            <text:p text:style-name="P23">3341.78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5586">
            <text:p text:style-name="P23">75586</text:p>
          </table:table-cell>
          <table:table-cell table:style-name="Tabla1.A2" office:value-type="string">
            <text:p text:style-name="P22">2021.07.22</text:p>
          </table:table-cell>
          <table:table-cell table:style-name="Tabla1.B2" office:value-type="float" office:value="137686">
            <text:p text:style-name="P22">137686</text:p>
          </table:table-cell>
          <table:table-cell table:style-name="Tabla1.B2" office:value-type="float" office:value="8803.2">
            <text:p text:style-name="P23">8803.2</text:p>
          </table:table-cell>
          <table:table-cell table:style-name="Tabla1.B2" office:value-type="float" office:value="8649.14">
            <text:p text:style-name="P23">8649.14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5622">
            <text:p text:style-name="P23">75622</text:p>
          </table:table-cell>
          <table:table-cell table:style-name="Tabla1.A2" office:value-type="string">
            <text:p text:style-name="P22">2021.07.27</text:p>
          </table:table-cell>
          <table:table-cell table:style-name="Tabla1.A2" office:value-type="string">
            <text:p text:style-name="P22">137719-137727 </text:p>
          </table:table-cell>
          <table:table-cell table:style-name="Tabla1.B2" office:value-type="float" office:value="20519.2">
            <text:p text:style-name="P23">20519.2</text:p>
          </table:table-cell>
          <table:table-cell table:style-name="Tabla1.B2" office:value-type="float" office:value="20160.11">
            <text:p text:style-name="P23">20160.11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5795">
            <text:p text:style-name="P23">75795</text:p>
          </table:table-cell>
          <table:table-cell table:style-name="Tabla1.A2" office:value-type="string">
            <text:p text:style-name="P22">2021.08.10</text:p>
          </table:table-cell>
          <table:table-cell table:style-name="Tabla1.A2" office:value-type="string">
            <text:p text:style-name="P22">137943-137945-137951 </text:p>
          </table:table-cell>
          <table:table-cell table:style-name="Tabla1.B2" office:value-type="float" office:value="21926">
            <text:p text:style-name="P23">21926</text:p>
          </table:table-cell>
          <table:table-cell table:style-name="Tabla1.B2" office:value-type="float" office:value="21542.29">
            <text:p text:style-name="P23">21542.29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5815">
            <text:p text:style-name="P23">75815</text:p>
          </table:table-cell>
          <table:table-cell table:style-name="Tabla1.A2" office:value-type="string">
            <text:p text:style-name="P22">2021.08.10</text:p>
          </table:table-cell>
          <table:table-cell table:style-name="Tabla1.B2" office:value-type="float" office:value="137963">
            <text:p text:style-name="P22">137963</text:p>
          </table:table-cell>
          <table:table-cell table:style-name="Tabla1.B2" office:value-type="float" office:value="6084">
            <text:p text:style-name="P23">6084</text:p>
          </table:table-cell>
          <table:table-cell table:style-name="Tabla1.B2" office:value-type="float" office:value="5977.53">
            <text:p text:style-name="P23">5977.53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5853">
            <text:p text:style-name="P23">75853</text:p>
          </table:table-cell>
          <table:table-cell table:style-name="Tabla1.A2" office:value-type="string">
            <text:p text:style-name="P22">2021.08.12</text:p>
          </table:table-cell>
          <table:table-cell table:style-name="Tabla1.B2" office:value-type="float" office:value="138003">
            <text:p text:style-name="P22">138003</text:p>
          </table:table-cell>
          <table:table-cell table:style-name="Tabla1.B2" office:value-type="float" office:value="6723.75">
            <text:p text:style-name="P23">6723.75</text:p>
          </table:table-cell>
          <table:table-cell table:style-name="Tabla1.B2" office:value-type="float" office:value="6606.08">
            <text:p text:style-name="P23">6606.08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5879">
            <text:p text:style-name="P23">75879</text:p>
          </table:table-cell>
          <table:table-cell table:style-name="Tabla1.A2" office:value-type="string">
            <text:p text:style-name="P22">2021.08.14</text:p>
          </table:table-cell>
          <table:table-cell table:style-name="Tabla1.B2" office:value-type="float" office:value="138047">
            <text:p text:style-name="P22">138047</text:p>
          </table:table-cell>
          <table:table-cell table:style-name="Tabla1.B2" office:value-type="float" office:value="12601.25">
            <text:p text:style-name="P23">12601.25</text:p>
          </table:table-cell>
          <table:table-cell table:style-name="Tabla1.B2" office:value-type="float" office:value="12380.73">
            <text:p text:style-name="P23">12380.73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5913">
            <text:p text:style-name="P23">75913</text:p>
          </table:table-cell>
          <table:table-cell table:style-name="Tabla1.A2" office:value-type="string">
            <text:p text:style-name="P22">2021.08.18</text:p>
          </table:table-cell>
          <table:table-cell table:style-name="Tabla1.B2" office:value-type="float" office:value="138101">
            <text:p text:style-name="P22">138101</text:p>
          </table:table-cell>
          <table:table-cell table:style-name="Tabla1.B2" office:value-type="float" office:value="11344.13">
            <text:p text:style-name="P23">11344.13</text:p>
          </table:table-cell>
          <table:table-cell table:style-name="Tabla1.B2" office:value-type="float" office:value="11145.61">
            <text:p text:style-name="P23">11145.61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6005">
            <text:p text:style-name="P23">76005</text:p>
          </table:table-cell>
          <table:table-cell table:style-name="Tabla1.A2" office:value-type="string">
            <text:p text:style-name="P22">2021.08.24</text:p>
          </table:table-cell>
          <table:table-cell table:style-name="Tabla1.B2" office:value-type="float" office:value="138196">
            <text:p text:style-name="P22">138196</text:p>
          </table:table-cell>
          <table:table-cell table:style-name="Tabla1.B2" office:value-type="float" office:value="7812">
            <text:p text:style-name="P23">7812</text:p>
          </table:table-cell>
          <table:table-cell table:style-name="Tabla1.B2" office:value-type="float" office:value="7675.29">
            <text:p text:style-name="P23">7675.29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6015">
            <text:p text:style-name="P23">76015</text:p>
          </table:table-cell>
          <table:table-cell table:style-name="Tabla1.A2" office:value-type="string">
            <text:p text:style-name="P22">2021.08.25</text:p>
          </table:table-cell>
          <table:table-cell table:style-name="Tabla1.A2" office:value-type="string">
            <text:p text:style-name="P22">138208-138209-138210 </text:p>
          </table:table-cell>
          <table:table-cell table:style-name="Tabla1.B2" office:value-type="float" office:value="48462.48">
            <text:p text:style-name="P23">48462.48</text:p>
          </table:table-cell>
          <table:table-cell table:style-name="Tabla1.B2" office:value-type="float" office:value="47614.39">
            <text:p text:style-name="P23">47614.39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6020">
            <text:p text:style-name="P23">76020</text:p>
          </table:table-cell>
          <table:table-cell table:style-name="Tabla1.A2" office:value-type="string">
            <text:p text:style-name="P22">2021.08.25</text:p>
          </table:table-cell>
          <table:table-cell table:style-name="Tabla1.B2" office:value-type="float" office:value="138219">
            <text:p text:style-name="P22">138219</text:p>
          </table:table-cell>
          <table:table-cell table:style-name="Tabla1.B2" office:value-type="float" office:value="10431.9">
            <text:p text:style-name="P23">10431.9</text:p>
          </table:table-cell>
          <table:table-cell table:style-name="Tabla1.B2" office:value-type="float" office:value="10249.34">
            <text:p text:style-name="P23">10249.34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6055">
            <text:p text:style-name="P23">76055</text:p>
          </table:table-cell>
          <table:table-cell table:style-name="Tabla1.A2" office:value-type="string">
            <text:p text:style-name="P22">2021.08.28</text:p>
          </table:table-cell>
          <table:table-cell table:style-name="Tabla1.B2" office:value-type="float" office:value="138268">
            <text:p text:style-name="P22">138268</text:p>
          </table:table-cell>
          <table:table-cell table:style-name="Tabla1.B2" office:value-type="float" office:value="70">
            <text:p text:style-name="P23">70</text:p>
          </table:table-cell>
          <table:table-cell table:style-name="Tabla1.B2" office:value-type="float" office:value="68.77">
            <text:p text:style-name="P23">68.77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6123">
            <text:p text:style-name="P23">76123</text:p>
          </table:table-cell>
          <table:table-cell table:style-name="Tabla1.A2" office:value-type="string">
            <text:p text:style-name="P22">2021.09.02</text:p>
          </table:table-cell>
          <table:table-cell table:style-name="Tabla1.B2" office:value-type="float" office:value="138334">
            <text:p text:style-name="P22">138334</text:p>
          </table:table-cell>
          <table:table-cell table:style-name="Tabla1.B2" office:value-type="float" office:value="12255">
            <text:p text:style-name="P23">12255</text:p>
          </table:table-cell>
          <table:table-cell table:style-name="Tabla1.B2" office:value-type="float" office:value="12040.54">
            <text:p text:style-name="P23">12040.54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6154">
            <text:p text:style-name="P23">76154</text:p>
          </table:table-cell>
          <table:table-cell table:style-name="Tabla1.A2" office:value-type="string">
            <text:p text:style-name="P22">2021.09.04</text:p>
          </table:table-cell>
          <table:table-cell table:style-name="Tabla1.B2" office:value-type="float" office:value="138373">
            <text:p text:style-name="P22">138373</text:p>
          </table:table-cell>
          <table:table-cell table:style-name="Tabla1.B2" office:value-type="float" office:value="12000">
            <text:p text:style-name="P23">12000</text:p>
          </table:table-cell>
          <table:table-cell table:style-name="Tabla1.B2" office:value-type="float" office:value="11790">
            <text:p text:style-name="P23">11790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6247">
            <text:p text:style-name="P23">76247</text:p>
          </table:table-cell>
          <table:table-cell table:style-name="Tabla1.A2" office:value-type="string">
            <text:p text:style-name="P22">2021.09.13</text:p>
          </table:table-cell>
          <table:table-cell table:style-name="Tabla1.B2" office:value-type="float" office:value="138491">
            <text:p text:style-name="P22">138491</text:p>
          </table:table-cell>
          <table:table-cell table:style-name="Tabla1.B2" office:value-type="float" office:value="7447.18">
            <text:p text:style-name="P23">7447.18</text:p>
          </table:table-cell>
          <table:table-cell table:style-name="Tabla1.B2" office:value-type="float" office:value="7316.85">
            <text:p text:style-name="P23">7316.85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6311">
            <text:p text:style-name="P23">76311</text:p>
          </table:table-cell>
          <table:table-cell table:style-name="Tabla1.A2" office:value-type="string">
            <text:p text:style-name="P22">2021.09.18</text:p>
          </table:table-cell>
          <table:table-cell table:style-name="Tabla1.A2" office:value-type="string">
            <text:p text:style-name="P22">138562-138568 </text:p>
          </table:table-cell>
          <table:table-cell table:style-name="Tabla1.B2" office:value-type="float" office:value="12000">
            <text:p text:style-name="P23">12000</text:p>
          </table:table-cell>
          <table:table-cell table:style-name="Tabla1.B2" office:value-type="float" office:value="11790">
            <text:p text:style-name="P23">11790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6368">
            <text:p text:style-name="P23">76368</text:p>
          </table:table-cell>
          <table:table-cell table:style-name="Tabla1.A2" office:value-type="string">
            <text:p text:style-name="P22">2021.09.23</text:p>
          </table:table-cell>
          <table:table-cell table:style-name="Tabla1.A2" office:value-type="string">
            <text:p text:style-name="P22">138641-138642 </text:p>
          </table:table-cell>
          <table:table-cell table:style-name="Tabla1.B2" office:value-type="float" office:value="20994">
            <text:p text:style-name="P23">20994</text:p>
          </table:table-cell>
          <table:table-cell table:style-name="Tabla1.B2" office:value-type="float" office:value="20626.6">
            <text:p text:style-name="P23">20626.6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6373">
            <text:p text:style-name="P23">76373</text:p>
          </table:table-cell>
          <table:table-cell table:style-name="Tabla1.A2" office:value-type="string">
            <text:p text:style-name="P22">2021.09.23</text:p>
          </table:table-cell>
          <table:table-cell table:style-name="Tabla1.B2" office:value-type="float" office:value="138644">
            <text:p text:style-name="P22">138644</text:p>
          </table:table-cell>
          <table:table-cell table:style-name="Tabla1.B2" office:value-type="float" office:value="3000">
            <text:p text:style-name="P23">3000</text:p>
          </table:table-cell>
          <table:table-cell table:style-name="Tabla1.B2" office:value-type="float" office:value="2947.5">
            <text:p text:style-name="P23">2947.5</text:p>
          </table:table-cell>
        </table:table-row>
        <table:table-row table:style-name="Tabla1.1"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</table:table-row>
        <table:table-row table:style-name="Tabla1.1"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5">TOTAL</text:p>
          </table:table-cell>
          <table:table-cell table:style-name="Tabla1.B2" office:value-type="float" office:value="226903.82">
            <text:p text:style-name="P24">226903.82</text:p>
          </table:table-cell>
        </table:table-row>
        <table:table-row table:style-name="Tabla1.1"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P17"/>
          </table:table-cell>
        </table:table-row>
      </table:table>
      <text:p text:style-name="P13"/>
      <text:p text:style-name="P13"/>
      <text:p text:style-name="P10">Sírvase Confirmar que su conformidad con el detalle de las transacciones realizadas arriba presentad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utura light" svg:font-family="'Futura light'" style:font-family-generic="roman" style:font-pitch="variable"/>
    <style:font-face style:name="Futura-Light" svg:font-family="Futura-Light" style:font-family-generic="roman" style:font-pitch="variable"/>
    <style:font-face style:name="Geneva" svg:font-family="Genev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Geneva" fo:font-family="Geneva" style:font-family-generic="roman" style:font-pitch="variable" fo:font-size="12pt" fo:language="es" fo:country="EC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.34cm" fo:text-align="justify" style:justify-single-word="false" fo:text-indent="0cm" style:auto-text-indent="false"/>
      <style:text-properties style:font-name="Times New Roman" fo:font-family="'Times New Roman'" style:font-family-generic="roman" style:font-pitch="variable" fo:font-size="10pt" style:font-size-asian="10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justify" style:justify-single-word="false" fo:keep-with-next="always"/>
      <style:text-properties style:font-name="Times New Roman" fo:font-family="'Times New Roman'" style:font-family-generic="roman" style:font-pitch="variable" fo:font-size="11pt" fo:font-weight="bold" style:font-size-asian="11pt" style:language-asian="es" style:country-asian="ES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keep-with-next="always"/>
      <style:text-properties style:font-name="Times New Roman" fo:font-family="'Times New Roman'" style:font-family-generic="roman" style:font-pitch="variable" style:language-asian="es" style:country-asian="E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style:font-name="Times New Roman" fo:font-family="'Times New Roman'" style:font-family-generic="roman" style:font-pitch="variable" fo:language="es" fo:country="EC" fo:font-weight="bold" style:font-name-asian="Times New Roman1" style:font-family-asian="'Times New Roman'" style:font-family-generic-asian="system" style:font-pitch-asian="variable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ítulo_20_8_20_Car" style:display-name="Título 8 Car" style:family="text" style:parent-style-name="Default_20_Paragraph_20_Font">
      <style:text-properties style:font-name="Times New Roman" fo:font-family="'Times New Roman'" style:font-family-generic="roman" style:font-pitch="variable" fo:font-size="12pt" fo:language="es" fo:country="EC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Texto_20_independiente_20_Car" style:display-name="Texto independiente Car" style:family="text" style:parent-style-name="Default_20_Paragraph_20_Font">
      <style:text-properties style:font-name="Times New Roman" fo:font-family="'Times New Roman'" style:font-family-generic="roman" style:font-pitch="variable" fo:font-size="10pt" fo:language="es" fo:country="EC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ítulo_20_1_20_Car" style:display-name="Título 1 Car" style:family="text" style:parent-style-name="Default_20_Paragraph_20_Font">
      <style:text-properties fo:color="#2e74b5" style:font-name="Calibri Light" fo:font-family="'Calibri Light'" style:font-family-generic="roman" style:font-pitch="variable" fo:font-size="16pt" fo:language="es" fo:country="EC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fo:font-style="normal" fo:font-weight="bold" style:font-style-asian="normal" style:font-weight-asian="bold"/>
    </style:style>
    <style:style style:name="ListLabel_20_2" style:display-name="ListLabel 2" style:family="text">
      <style:text-properties fo:font-style="normal" fo:font-weight="bold" style:font-style-asian="normal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3cm" fo:margin-right="3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elani Sandoval</meta:initial-creator>
    <meta:editing-cycles>18</meta:editing-cycles>
    <meta:creation-date>2020-12-02T05:52:00</meta:creation-date>
    <dc:date>2021-11-30T12:06:15.714188274</dc:date>
    <meta:editing-duration>PT3H31M7S</meta:editing-duration>
    <meta:generator>LibreOffice/6.4.7.2$Linux_X86_64 LibreOffice_project/40$Build-2</meta:generator>
    <meta:document-statistic meta:table-count="1" meta:image-count="0" meta:object-count="0" meta:page-count="2" meta:paragraph-count="146" meta:word-count="412" meta:character-count="2813" meta:non-whitespace-character-count="252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